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96fd8" officeooo:paragraph-rsid="00196fd8" style:font-weight-asian="bold" style:font-weight-complex="bold"/>
    </style:style>
    <style:style style:name="P3" style:family="paragraph" style:parent-style-name="Standard">
      <style:text-properties fo:font-weight="bold" officeooo:rsid="0019aa81" officeooo:paragraph-rsid="0019aa81" style:font-weight-asian="bold" style:font-weight-complex="bold"/>
    </style:style>
    <style:style style:name="P4" style:family="paragraph" style:parent-style-name="Standard">
      <style:text-properties fo:font-weight="bold" officeooo:rsid="0019aa81" officeooo:paragraph-rsid="001cc776" style:font-weight-asian="bold" style:font-weight-complex="bold"/>
    </style:style>
    <style:style style:name="P5" style:family="paragraph" style:parent-style-name="Standard">
      <style:text-properties fo:font-weight="bold" officeooo:rsid="001b558c" officeooo:paragraph-rsid="001b558c" style:font-weight-asian="bold" style:font-weight-complex="bold"/>
    </style:style>
    <style:style style:name="P6" style:family="paragraph" style:parent-style-name="Standard">
      <style:text-properties fo:font-weight="normal" officeooo:rsid="00196fd8" officeooo:paragraph-rsid="00196fd8" style:font-weight-asian="normal" style:font-weight-complex="normal"/>
    </style:style>
    <style:style style:name="P7" style:family="paragraph" style:parent-style-name="Standard">
      <style:text-properties fo:font-weight="normal" officeooo:rsid="0019aa81" officeooo:paragraph-rsid="0019aa81" style:font-weight-asian="normal" style:font-weight-complex="normal"/>
    </style:style>
    <style:style style:name="P8" style:family="paragraph" style:parent-style-name="Standard">
      <style:text-properties fo:font-weight="normal" officeooo:rsid="0019aa81" officeooo:paragraph-rsid="001cc776" style:font-weight-asian="normal" style:font-weight-complex="normal"/>
    </style:style>
    <style:style style:name="P9" style:family="paragraph" style:parent-style-name="Standard">
      <style:text-properties fo:font-weight="normal" officeooo:rsid="001b558c" officeooo:paragraph-rsid="001b558c" style:font-weight-asian="normal" style:font-weight-complex="normal"/>
    </style:style>
    <style:style style:name="P10" style:family="paragraph" style:parent-style-name="Standard">
      <style:text-properties fo:font-weight="bold" officeooo:rsid="00196fd8" officeooo:paragraph-rsid="00196fd8" style:font-weight-asian="bold" style:font-weight-complex="bold"/>
    </style:style>
    <style:style style:name="P11" style:family="paragraph" style:parent-style-name="Standard">
      <style:text-properties fo:font-weight="normal" officeooo:rsid="00196fd8" officeooo:paragraph-rsid="00196fd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rite a pthread application where main task terminated but pending pthreads task still</text:p>
      <text:p text:style-name="P1">execute.</text:p>
      <text:p text:style-name="P1"/>
      <text:p text:style-name="P2">Code:</text:p>
      <text:p text:style-name="P2"/>
      <text:p text:style-name="P6">#include&lt;pthread.h&gt;</text:p>
      <text:p text:style-name="P6">#include&lt;stdio.h&gt;</text:p>
      <text:p text:style-name="P6">#include&lt;stdlib.h&gt;</text:p>
      <text:p text:style-name="P6">#include&lt;unistd.h&gt;</text:p>
      <text:p text:style-name="P6"/>
      <text:p text:style-name="P6">pthread_t id;</text:p>
      <text:p text:style-name="P6"/>
      <text:p text:style-name="P6">void *thd(void *arg)</text:p>
      <text:p text:style-name="P6">{</text:p>
      <text:p text:style-name="P6"><text:tab/>sleep(2);</text:p>
      <text:p text:style-name="P6"><text:tab/>printf("\n---------- <text:s/>THREAD TASK <text:s/>----------\n");</text:p>
      <text:p text:style-name="P6"><text:tab/>printf("Thread printing pattern\n");</text:p>
      <text:p text:style-name="P6"><text:tab/>for(int i=5;i&gt;=0;i--)</text:p>
      <text:p text:style-name="P6"><text:tab/>{</text:p>
      <text:p text:style-name="P6"><text:tab/><text:tab/>for(int j=0;j&lt;=i;j++)</text:p>
      <text:p text:style-name="P6"><text:tab/><text:tab/>{</text:p>
      <text:p text:style-name="P6"><text:tab/><text:tab/><text:tab/>printf("*");</text:p>
      <text:p text:style-name="P6"><text:tab/><text:tab/>}</text:p>
      <text:p text:style-name="P6"><text:tab/><text:tab/>printf("\n");</text:p>
      <text:p text:style-name="P6"><text:tab/>}</text:p>
      <text:p text:style-name="P6"><text:tab/>return NULL;</text:p>
      <text:p text:style-name="P6">}</text:p>
      <text:p text:style-name="P6"/>
      <text:p text:style-name="P6">int main()</text:p>
      <text:p text:style-name="P6">{</text:p>
      <text:p text:style-name="P6"><text:tab/>printf("---------- <text:s/>MAIN FUNCTION <text:s/>----------\n");</text:p>
      <text:p text:style-name="P6"><text:tab/></text:p>
      <text:p text:style-name="P6"><text:tab/>int ret = pthread_create(&amp;id,NULL,thd,NULL);</text:p>
      <text:p text:style-name="P6"><text:tab/>if(ret)</text:p>
      <text:p text:style-name="P6"><text:tab/><text:tab/>printf("Thread not created\n");</text:p>
      <text:p text:style-name="P6"><text:tab/>else</text:p>
      <text:p text:style-name="P6"><text:tab/><text:tab/>printf("Thread created\n");</text:p>
      <text:p text:style-name="P6"><text:tab/></text:p>
      <text:p text:style-name="P6"><text:tab/>printf("\nMain Function Exit\n");</text:p>
      <text:p text:style-name="P6"><text:tab/>pthread_exit(NULL);</text:p>
      <text:p text:style-name="P6"><text:tab/></text:p>
      <text:p text:style-name="P6"><text:tab/>return 0;</text:p>
      <text:p text:style-name="P6">}</text:p>
      <text:p text:style-name="P6"/>
      <text:p text:style-name="P2">Output:</text:p>
      <text:p text:style-name="P1"/>
      <text:p text:style-name="P1">2.Write a program where a structure of information passed to pthread task function, and</text:p>
      <text:p text:style-name="P1">display structure of information.</text:p>
      <text:p text:style-name="P1"/>
      <text:p text:style-name="P3"><text:soft-page-break/>Code:</text:p>
      <text:p text:style-name="P3"/>
      <text:p text:style-name="P7">#include&lt;stdio.h&gt;</text:p>
      <text:p text:style-name="P7">#include&lt;string.h&gt;</text:p>
      <text:p text:style-name="P7">#include&lt;pthread.h&gt;</text:p>
      <text:p text:style-name="P7"/>
      <text:p text:style-name="P7">struct my_thd</text:p>
      <text:p text:style-name="P7">{</text:p>
      <text:p text:style-name="P7"><text:tab/>int thd_id;</text:p>
      <text:p text:style-name="P7"><text:tab/>char msg[100];</text:p>
      <text:p text:style-name="P7">};</text:p>
      <text:p text:style-name="P7"/>
      <text:p text:style-name="P7">void *thdTask(void *thdobj)</text:p>
      <text:p text:style-name="P7">{</text:p>
      <text:p text:style-name="P7"><text:tab/>pthread_t thd_id;</text:p>
      <text:p text:style-name="P7"><text:tab/>struct my_thd *t1;</text:p>
      <text:p text:style-name="P7"><text:tab/>t1 = (struct my_thd *) thdobj;</text:p>
      <text:p text:style-name="P7"><text:tab/>thd_id = pthread_self();</text:p>
      <text:p text:style-name="P7"><text:tab/>printf("\n------- THREAD TASK -------\n");</text:p>
      <text:p text:style-name="P7"><text:tab/>printf("Thread ID : %lu",thd_id);</text:p>
      <text:p text:style-name="P7"><text:tab/>printf("\n\n----- Thread Structure Info -----\n");</text:p>
      <text:p text:style-name="P7"><text:tab/>printf("Thread ID: %d\n",t1-&gt;thd_id);</text:p>
      <text:p text:style-name="P7"><text:tab/>printf("Thread Message: %s\n",t1-&gt;msg);</text:p>
      <text:p text:style-name="P7">}</text:p>
      <text:p text:style-name="P7"/>
      <text:p text:style-name="P7">int main()</text:p>
      <text:p text:style-name="P7">{</text:p>
      <text:p text:style-name="P7"><text:tab/>pthread_t thd1,thd_id;</text:p>
      <text:p text:style-name="P7"><text:tab/>int rc;</text:p>
      <text:p text:style-name="P7"><text:tab/>struct my_thd t1;</text:p>
      <text:p text:style-name="P7"><text:tab/></text:p>
      <text:p text:style-name="P7"><text:tab/>t1.thd_id=55;</text:p>
      <text:p text:style-name="P7"><text:tab/>strcpy(t1.msg,"I am First thread");</text:p>
      <text:p text:style-name="P7"><text:tab/></text:p>
      <text:p text:style-name="P7"><text:tab/>thd_id = pthread_self();</text:p>
      <text:p text:style-name="P7"><text:tab/>printf("-------- MAIN TASK -------\n");</text:p>
      <text:p text:style-name="P7"><text:tab/>printf("Thread ID: %lu",thd_id);</text:p>
      <text:p text:style-name="P7"><text:tab/></text:p>
      <text:p text:style-name="P7"><text:tab/>pthread_create(&amp;thd1,NULL,thdTask,(void *)&amp;t1);</text:p>
      <text:p text:style-name="P7"><text:tab/></text:p>
      <text:p text:style-name="P7"><text:tab/>printf("\nExit from main thread\n");</text:p>
      <text:p text:style-name="P7"><text:tab/>pthread_exit(NULL);</text:p>
      <text:p text:style-name="P7">}</text:p>
      <text:p text:style-name="P7"/>
      <text:p text:style-name="P3">Output:</text:p>
      <text:p text:style-name="P1"/>
      <text:p text:style-name="P1">3. Write a pthread program that implements simple initialization code.</text:p>
      <text:p text:style-name="P1"/>
      <text:p text:style-name="P4">Code:</text:p>
      <text:p text:style-name="P4"><text:soft-page-break/></text:p>
      <text:p text:style-name="P8">#include&lt;pthread.h&gt;</text:p>
      <text:p text:style-name="P8">#include&lt;stdio.h&gt;</text:p>
      <text:p text:style-name="P8">#include&lt;unistd.h&gt;</text:p>
      <text:p text:style-name="P8"/>
      <text:p text:style-name="P8">pthread_once_t once = PTHREAD_ONCE_INIT;</text:p>
      <text:p text:style-name="P8"/>
      <text:p text:style-name="P8">void *init()</text:p>
      <text:p text:style-name="P8">{</text:p>
      <text:p text:style-name="P8"><text:tab/>printf("\nInitialized thread\n");</text:p>
      <text:p text:style-name="P8">}</text:p>
      <text:p text:style-name="P8"/>
      <text:p text:style-name="P8">void *thdTask(void *i)</text:p>
      <text:p text:style-name="P8">{</text:p>
      <text:p text:style-name="P8"><text:tab/>printf("Created thread\n");</text:p>
      <text:p text:style-name="P8"><text:tab/>pthread_once(&amp;once,(void *)init);</text:p>
      <text:p text:style-name="P8"><text:tab/>printf("\nExit from thread task function\n");</text:p>
      <text:p text:style-name="P8">}</text:p>
      <text:p text:style-name="P8"/>
      <text:p text:style-name="P8">int main()</text:p>
      <text:p text:style-name="P8">{</text:p>
      <text:p text:style-name="P8"><text:tab/>pthread_t thread;</text:p>
      <text:p text:style-name="P8"><text:tab/>pthread_create(&amp;thread,NULL,thdTask,NULL);</text:p>
      <text:p text:style-name="P8"><text:tab/>sleep(2);</text:p>
      <text:p text:style-name="P8"><text:tab/></text:p>
      <text:p text:style-name="P8"><text:tab/>printf("\nExit from main thread\n");</text:p>
      <text:p text:style-name="P8"><text:tab/>pthread_exit(NULL);</text:p>
      <text:p text:style-name="P8">}</text:p>
      <text:p text:style-name="P8"/>
      <text:p text:style-name="P4">Output:</text:p>
      <text:p text:style-name="P1"/>
      <text:p text:style-name="P1">4.write a program, which get and set pthread scheduling policy and priority.</text:p>
      <text:p text:style-name="P1"/>
      <text:p text:style-name="P5">Code:</text:p>
      <text:p text:style-name="P5"/>
      <text:p text:style-name="P9">#include&lt;pthread.h&gt;</text:p>
      <text:p text:style-name="P9">#include&lt;stdio.h&gt;</text:p>
      <text:p text:style-name="P9"/>
      <text:p text:style-name="P9">void main()</text:p>
      <text:p text:style-name="P9">{</text:p>
      <text:p text:style-name="P9"><text:tab/>struct sched_param param;</text:p>
      <text:p text:style-name="P9"><text:tab/>int pri,pol,r;</text:p>
      <text:p text:style-name="P9"><text:tab/>/* scheduling parameters of target thread */</text:p>
      <text:p text:style-name="P9"><text:tab/>r = pthread_getschedparam(pthread_self(),&amp;pol,&amp;param);</text:p>
      <text:p text:style-name="P9"/>
      <text:p text:style-name="P9"><text:tab/>printf("\n Main Thread Old Parameters \nPolicy : %d \tPriority : %d\n",pol,param.sched_priority);</text:p>
      <text:p text:style-name="P9"><text:tab/>pol = SCHED_FIFO;<text:tab/></text:p>
      <text:p text:style-name="P9"><text:tab/>param.sched_priority = 2;</text:p>
      <text:p text:style-name="P9"><text:soft-page-break/><text:tab/>r = pthread_setschedparam(pthread_self(),pol,&amp;param);</text:p>
      <text:p text:style-name="P9"><text:tab/></text:p>
      <text:p text:style-name="P9"><text:tab/>r = pthread_getschedparam(pthread_self(),&amp;pol,&amp;param);</text:p>
      <text:p text:style-name="P9"><text:tab/></text:p>
      <text:p text:style-name="P9"><text:tab/>printf("\n Main Thread New Parameters \nPolicy : %d \tPriority : %d\n\n",pol,param.sched_priority);</text:p>
      <text:p text:style-name="P9">}</text:p>
      <text:p text:style-name="P9"/>
      <text:p text:style-name="P5">Output:</text:p>
      <text:p text:style-name="P1"/>
      <text:p text:style-name="P1">5.Write a program that implements threads synchronization using pthread spinlock</text:p>
      <text:p text:style-name="P1">techniques.</text:p>
      <text:p text:style-name="P1"/>
      <text:p text:style-name="P5">Code:</text:p>
      <text:p text:style-name="P5"/>
      <text:p text:style-name="P9">#include&lt;stdio.h&gt;</text:p>
      <text:p text:style-name="P9">#include&lt;pthread.h&gt;</text:p>
      <text:p text:style-name="P9">#include&lt;unistd.h&gt;</text:p>
      <text:p text:style-name="P9"/>
      <text:p text:style-name="P9">volatile int slck;</text:p>
      <text:p text:style-name="P9"/>
      <text:p text:style-name="P9">void *splckThread()</text:p>
      <text:p text:style-name="P9">{</text:p>
      <text:p text:style-name="P9"><text:tab/>int rc;</text:p>
      <text:p text:style-name="P9"><text:tab/>printf("\n---------- <text:s/>THREAD TASK <text:s/>----------\n");</text:p>
      <text:p text:style-name="P9"><text:tab/>printf("Acquiring spin lock\n");</text:p>
      <text:p text:style-name="P9"><text:tab/>rc = pthread_spin_lock(&amp;slck);</text:p>
      <text:p text:style-name="P9"><text:tab/></text:p>
      <text:p text:style-name="P9"><text:tab/>printf("\n---------- <text:s/>THREAD TASK <text:s/>----------\n");</text:p>
      <text:p text:style-name="P9"><text:tab/>printf("Thread going to unlock the spin lock\n");</text:p>
      <text:p text:style-name="P9"><text:tab/>rc = pthread_spin_unlock(&amp;slck);</text:p>
      <text:p text:style-name="P9"/>
      <text:p text:style-name="P9"><text:tab/>printf("Thread task finished\n");</text:p>
      <text:p text:style-name="P9"><text:tab/>return NULL;</text:p>
      <text:p text:style-name="P9">}</text:p>
      <text:p text:style-name="P9"><text:s/></text:p>
      <text:p text:style-name="P9">int main()</text:p>
      <text:p text:style-name="P9">{</text:p>
      <text:p text:style-name="P9"><text:tab/>int rc=0;</text:p>
      <text:p text:style-name="P9"><text:tab/>pthread_t thread,thread1;</text:p>
      <text:p text:style-name="P9"/>
      <text:p text:style-name="P9"><text:tab/>if(pthread_spin_init(&amp;slck,PTHREAD_PROCESS_PRIVATE)!=0)</text:p>
      <text:p text:style-name="P9"><text:tab/><text:tab/>perror("init");</text:p>
      <text:p text:style-name="P9"><text:tab/>printf("---------- <text:s/>MAIN FUNCTION <text:s/>----------\n");</text:p>
      <text:p text:style-name="P9"><text:tab/>printf("Acquiring spin lock\n");</text:p>
      <text:p text:style-name="P9"><text:tab/>rc = pthread_spin_lock(&amp;slck);</text:p>
      <text:p text:style-name="P9"/>
      <text:p text:style-name="P9"><text:tab/>printf("Creating the spin lock thread\n");</text:p>
      <text:p text:style-name="P9"><text:tab/>rc = pthread_create(&amp;thread,NULL,splckThread,NULL);</text:p>
      <text:p text:style-name="P9"><text:soft-page-break/></text:p>
      <text:p text:style-name="P9"><text:tab/>printf("Waiting holding the spin lock\n");</text:p>
      <text:p text:style-name="P9"><text:tab/>sleep(2);</text:p>
      <text:p text:style-name="P9"><text:tab/></text:p>
      <text:p text:style-name="P9"><text:tab/>printf("\n---------- <text:s/>MAIN FUNCTION <text:s/>----------\n");</text:p>
      <text:p text:style-name="P9"><text:tab/>printf("Inside main, unlocking the spin lock\n");</text:p>
      <text:p text:style-name="P9"><text:tab/>rc = pthread_spin_unlock(&amp;slck);</text:p>
      <text:p text:style-name="P9"><text:tab/>if(rc==0)</text:p>
      <text:p text:style-name="P9"><text:tab/><text:tab/>printf("Thread successfully unlocked\n");</text:p>
      <text:p text:style-name="P9"><text:tab/>else</text:p>
      <text:p text:style-name="P9"><text:tab/><text:tab/>printf("Thread unsuccessfully unlocked\n");</text:p>
      <text:p text:style-name="P9"><text:tab/></text:p>
      <text:p text:style-name="P9"><text:tab/>printf("Waiting for the thread to end\n");</text:p>
      <text:p text:style-name="P9"><text:tab/>rc = pthread_join(thread,NULL);</text:p>
      <text:p text:style-name="P9"><text:tab/>rc = pthread_spin_destroy(&amp;slck);</text:p>
      <text:p text:style-name="P9"><text:tab/>printf("\n---------- <text:s/>MAIN FUNCTION <text:s/>----------\n");</text:p>
      <text:p text:style-name="P9"><text:tab/>printf("Main finished\n");</text:p>
      <text:p text:style-name="P9"/>
      <text:p text:style-name="P9"><text:tab/>return 0;</text:p>
      <text:p text:style-name="P9">}</text:p>
      <text:p text:style-name="P9"/>
      <text:p text:style-name="P5">Output: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22:41:51.360188378</meta:creation-date>
    <dc:date>2022-03-31T09:05:00.113555056</dc:date>
    <meta:editing-duration>PT1H33M3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178" meta:word-count="435" meta:character-count="3991" meta:non-whitespace-character-count="3596"/>
  </office:meta>
</office:document-meta>
</file>